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 style:data-style-name="N4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 style:data-style-name="N4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 style:data-style-name="N4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3" style:family="table-cell" style:parent-style-name="Default" style:data-style-name="N4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4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4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rectly Classified" table:style-name="ta1" table:print="false">
        <table:shapes>
          <draw:frame draw:z-index="0" draw:style-name="gr1" draw:text-style-name="P1" svg:width="23.644cm" svg:height="14.612cm" draw:transform="rotate (1.5707963267946) translate (0cm 47.713cm)">
            <draw:object draw:notify-on-update-of-ranges="'Correctly Classified'.A3:'Correctly Classified'.A3 'Correctly Classified'.A4:'Correctly Classified'.A14 'Correctly Classified'.B2:'Correctly Classified'.B2 'Correctly Classified'.B3:'Correctly Classified'.B14 'Correctly Classified'.C2:'Correctly Classified'.C2 'Correctly Classified'.C3:'Correctly Classified'.C14 'Correctly Classified'.D2:'Correctly Classified'.D2 'Correctly Classified'.D3:'Correctly Classified'.D14 'Correctly Classified'.E2:'Correctly Classified'.E2 'Correctly Classified'.E3:'Correctly Classified'.E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row table:style-name="ro1">
          <table:table-cell table:style-name="ce1" office:value-type="string">
            <text:p>Correctly Classified</text:p>
          </table:table-cell>
          <table:table-cell table:style-name="ce6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1">
            <text:p>41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3">
            <text:p>4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</table:table>
      <table:table table:name="Time" table:style-name="ta1" table:print="false">
        <table:shapes>
          <draw:frame draw:z-index="0" draw:style-name="gr1" draw:text-style-name="P1" svg:width="23.67cm" svg:height="14.64cm" draw:transform="rotate (1.5707963267946) translate (0cm 47.686cm)">
            <draw:object draw:notify-on-update-of-ranges="Time.A3:Time.A3 Time.A4:Time.A14 Time.B2:Time.B2 Time.B3:Time.B14 Time.C2:Time.C2 Time.C3:Time.C14 Time.D2:Time.D2 Time.D3:Time.D14 Time.E2:Time.E2 Time.E3:Time.E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1"/>
        <table:table-column table:style-name="co2" table:default-cell-style-name="ce14"/>
        <table:table-column table:style-name="co2" table:default-cell-style-name="ce11"/>
        <table:table-column table:style-name="co4" table:default-cell-style-name="ce14"/>
        <table:table-row table:style-name="ro1">
          <table:table-cell table:style-name="Default" office:value-type="string">
            <text:p>Time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0" office:value-type="time" office:time-value="PT00H10M38S">
            <text:p>00:10:38</text:p>
          </table:table-cell>
          <table:table-cell table:style-name="ce13" office:value-type="time" office:time-value="PT00H10M04S">
            <text:p>00:10:04</text:p>
          </table:table-cell>
          <table:table-cell table:style-name="ce10" office:value-type="time" office:time-value="PT00H02M21S">
            <text:p>00:02:21</text:p>
          </table:table-cell>
          <table:table-cell table:style-name="ce13" office:value-type="time" office:time-value="PT00H02M27S">
            <text:p>00:02:27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time" office:time-value="PT00H10M52S">
            <text:p>00:10:52</text:p>
          </table:table-cell>
          <table:table-cell office:value-type="time" office:time-value="PT00H10M16S">
            <text:p>00:10:16</text:p>
          </table:table-cell>
          <table:table-cell office:value-type="time" office:time-value="PT00H01M28S">
            <text:p>00:01:28</text:p>
          </table:table-cell>
          <table:table-cell office:value-type="time" office:time-value="PT00H01M21S">
            <text:p>00:01:21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2" office:value-type="time" office:time-value="PT00H00M15S">
            <text:p>00:00:15</text:p>
          </table:table-cell>
          <table:table-cell table:style-name="ce15" office:value-type="time" office:time-value="PT00H00M13S">
            <text:p>00:00:13</text:p>
          </table:table-cell>
          <table:table-cell table:style-name="ce12" office:value-type="time" office:time-value="PT00H00M00S">
            <text:p>00:00:00</text:p>
          </table:table-cell>
          <table:table-cell table:style-name="ce15" office:value-type="time" office:time-value="PT00H00M01S">
            <text:p>00:00:01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0" office:value-type="time" office:time-value="PT00H10M21S">
            <text:p>00:10:21</text:p>
          </table:table-cell>
          <table:table-cell table:style-name="ce13" office:value-type="time" office:time-value="PT00H10M02S">
            <text:p>00:10:02</text:p>
          </table:table-cell>
          <table:table-cell table:style-name="ce10" office:value-type="time" office:time-value="PT00H02M22S">
            <text:p>00:02:22</text:p>
          </table:table-cell>
          <table:table-cell table:style-name="ce13" office:value-type="time" office:time-value="PT00H02M21S">
            <text:p>00:02:21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time" office:time-value="PT00H10M02S">
            <text:p>00:10:02</text:p>
          </table:table-cell>
          <table:table-cell office:value-type="time" office:time-value="PT00H10M30S">
            <text:p>00:10:30</text:p>
          </table:table-cell>
          <table:table-cell office:value-type="time" office:time-value="PT00H01M30S">
            <text:p>00:01:30</text:p>
          </table:table-cell>
          <table:table-cell office:value-type="time" office:time-value="PT00H01M23S">
            <text:p>00:01:23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2" office:value-type="time" office:time-value="PT00H00M12S">
            <text:p>00:00:12</text:p>
          </table:table-cell>
          <table:table-cell table:style-name="ce15" office:value-type="time" office:time-value="PT00H00M13S">
            <text:p>00:00:13</text:p>
          </table:table-cell>
          <table:table-cell table:style-name="ce12" office:value-type="time" office:time-value="PT00H00M01S">
            <text:p>00:00:01</text:p>
          </table:table-cell>
          <table:table-cell table:style-name="ce15" office:value-type="time" office:time-value="PT00H00M00S">
            <text:p>00:00:0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0" office:value-type="time" office:time-value="PT00H10M06S">
            <text:p>00:10:06</text:p>
          </table:table-cell>
          <table:table-cell table:style-name="ce13" office:value-type="time" office:time-value="PT00H10M45S">
            <text:p>00:10:45</text:p>
          </table:table-cell>
          <table:table-cell table:style-name="ce10" office:value-type="time" office:time-value="PT00H02M24S">
            <text:p>00:02:24</text:p>
          </table:table-cell>
          <table:table-cell table:style-name="ce13" office:value-type="time" office:time-value="PT00H02M15S">
            <text:p>00:02:15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time" office:time-value="PT00H10M16S">
            <text:p>00:10:16</text:p>
          </table:table-cell>
          <table:table-cell office:value-type="time" office:time-value="PT00H10M39S">
            <text:p>00:10:39</text:p>
          </table:table-cell>
          <table:table-cell office:value-type="time" office:time-value="PT00H01M27S">
            <text:p>00:01:27</text:p>
          </table:table-cell>
          <table:table-cell office:value-type="time" office:time-value="PT00H01M22S">
            <text:p>00:01:22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2" office:value-type="time" office:time-value="PT00H00M12S">
            <text:p>00:00:12</text:p>
          </table:table-cell>
          <table:table-cell table:style-name="ce15" office:value-type="time" office:time-value="PT00H00M13S">
            <text:p>00:00:13</text:p>
          </table:table-cell>
          <table:table-cell table:style-name="ce12" office:value-type="time" office:time-value="PT00H00M01S">
            <text:p>00:00:01</text:p>
          </table:table-cell>
          <table:table-cell table:style-name="ce15" office:value-type="time" office:time-value="PT00H00M00S">
            <text:p>00:00:0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time" office:time-value="PT00H10M25S">
            <text:p>00:10:25</text:p>
          </table:table-cell>
          <table:table-cell office:value-type="time" office:time-value="PT00H10M46S">
            <text:p>00:10:46</text:p>
          </table:table-cell>
          <table:table-cell office:value-type="time" office:time-value="PT00H02M38S">
            <text:p>00:02:38</text:p>
          </table:table-cell>
          <table:table-cell office:value-type="time" office:time-value="PT00H02M18S">
            <text:p>00:02:18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time" office:time-value="PT00H10M16S">
            <text:p>00:10:16</text:p>
          </table:table-cell>
          <table:table-cell office:value-type="time" office:time-value="PT00H10M22S">
            <text:p>00:10:22</text:p>
          </table:table-cell>
          <table:table-cell office:value-type="time" office:time-value="PT00H01M33S">
            <text:p>00:01:33</text:p>
          </table:table-cell>
          <table:table-cell office:value-type="time" office:time-value="PT00H01M20S">
            <text:p>00:01:20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2" office:value-type="time" office:time-value="PT00H00M14S">
            <text:p>00:00:14</text:p>
          </table:table-cell>
          <table:table-cell table:style-name="ce15" office:value-type="time" office:time-value="PT00H00M11S">
            <text:p>00:00:11</text:p>
          </table:table-cell>
          <table:table-cell table:style-name="ce12" office:value-type="time" office:time-value="PT00H00M01S">
            <text:p>00:00:01</text:p>
          </table:table-cell>
          <table:table-cell table:style-name="ce15" office:value-type="time" office:time-value="PT00H00M01S">
            <text:p>00:00:01</text:p>
          </table:table-cell>
        </table:table-row>
      </table:table>
      <table:table table:name="Epochs" table:style-name="ta1" table:print="false">
        <table:shapes>
          <draw:frame draw:z-index="0" draw:style-name="gr1" draw:text-style-name="P1" svg:width="23.67cm" svg:height="14.668cm" draw:transform="rotate (1.5707963267946) translate (0cm 47.712cm)">
            <draw:object draw:notify-on-update-of-ranges="Epochs.A3:Epochs.A3 Epochs.A4:Epochs.A14 Epochs.B2:Epochs.B2 Epochs.B3:Epochs.B14 Epochs.C2:Epochs.C2 Epochs.C3:Epochs.C14 Epochs.D2:Epochs.D2 Epochs.D3:Epochs.D14 Epochs.E2:Epochs.E2 Epochs.E3:Epochs.E14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7"/>
        <table:table-column table:style-name="co2" table:default-cell-style-name="ce20"/>
        <table:table-column table:style-name="co2" table:default-cell-style-name="ce17"/>
        <table:table-column table:style-name="co2" table:default-cell-style-name="ce20"/>
        <table:table-row table:style-name="ro1">
          <table:table-cell table:style-name="Default" office:value-type="string">
            <text:p>Epoch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</table:table-row>
        <table:table-row table:style-name="ro1">
          <table:table-cell office:value-type="string">
            <text:p>1_1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8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18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</table:table-row>
        <table:table-row table:style-name="ro1">
          <table:table-cell office:value-type="string">
            <text:p>1_2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2">
            <text:p>60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8" office:value-type="float" office:value="31">
            <text:p>31</text:p>
          </table:table-cell>
          <table:table-cell table:style-name="ce21" office:value-type="float" office:value="31">
            <text:p>31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1000">
            <text:p>1000</text:p>
          </table:table-cell>
        </table:table-row>
        <table:table-row table:style-name="ro1">
          <table:table-cell office:value-type="string">
            <text:p>2_1_2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96">
            <text:p>596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8" office:value-type="float" office:value="30">
            <text:p>30</text:p>
          </table:table-cell>
          <table:table-cell table:style-name="ce21" office:value-type="float" office:value="32">
            <text:p>32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1">
          <table:table-cell office:value-type="string">
            <text:p>2_2_1</text:p>
          </table:table-cell>
          <table:table-cell table:number-columns-repeated="4" office:value-type="float" office:value="1000">
            <text:p>1000</text:p>
          </table:table-cell>
        </table:table-row>
        <table:table-row table:style-name="ro1">
          <table:table-cell office:value-type="string">
            <text:p>2_2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1">
            <text:p>60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8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18" office:value-type="float" office:value="12">
            <text:p>12</text:p>
          </table:table-cell>
          <table:table-cell table:style-name="ce21" office:value-type="float" office:value="12">
            <text:p>12</text:p>
          </table:table-cell>
        </table:table-row>
      </table:table>
      <table:table table:name="Performance" table:style-name="ta1" table:print="false">
        <table:shapes>
          <draw:frame draw:z-index="0" draw:style-name="gr1" draw:text-style-name="P1" svg:width="23.7cm" svg:height="14.668cm" draw:transform="rotate (1.5707963267946) translate (0cm 47.712cm)">
            <draw:object draw:notify-on-update-of-ranges="Performance.A3:Performance.A3 Performance.A4:Performance.A14 Performance.B2:Performance.B2 Performance.B3:Performance.B14 Performance.C2:Performance.C2 Performance.C3:Performance.C14 Performance.D2:Performance.D2 Performance.D3:Performance.D14 Performance.E2:Performance.E2 Performance.E3:Performance.E14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7"/>
        <table:table-column table:style-name="co2" table:default-cell-style-name="ce20"/>
        <table:table-column table:style-name="co2" table:number-columns-repeated="2" table:default-cell-style-name="ce17"/>
        <table:table-row table:style-name="ro1">
          <table:table-cell table:style-name="Default" office:value-type="string">
            <text:p>Performance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6" office:value-type="float" office:value="4580">
            <text:p>4580</text:p>
          </table:table-cell>
          <table:table-cell table:style-name="ce19" office:value-type="float" office:value="4580">
            <text:p>4580</text:p>
          </table:table-cell>
          <table:table-cell table:style-name="ce16" office:value-type="float" office:value="990">
            <text:p>990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1_1_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0.000000994">
            <text:p>0,000000994</text:p>
          </table:table-cell>
          <table:table-cell office:value-type="float" office:value="0.00000099">
            <text:p>0,00000099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6" office:value-type="float" office:value="4120">
            <text:p>4120</text:p>
          </table:table-cell>
          <table:table-cell table:style-name="ce19" office:value-type="float" office:value="4160">
            <text:p>4160</text:p>
          </table:table-cell>
          <table:table-cell table:style-name="ce16" office:value-type="float" office:value="990">
            <text:p>990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91">
            <text:p>0,000000991</text:p>
          </table:table-cell>
          <table:table-cell office:value-type="float" office:value="0.000000998">
            <text:p>0,000000998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6" office:value-type="float" office:value="4580">
            <text:p>4580</text:p>
          </table:table-cell>
          <table:table-cell table:style-name="ce19" office:value-type="float" office:value="4130">
            <text:p>4130</text:p>
          </table:table-cell>
          <table:table-cell table:style-name="ce16" office:value-type="float" office:value="990">
            <text:p>990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95">
            <text:p>0,000000995</text:p>
          </table:table-cell>
          <table:table-cell office:value-type="float" office:value="0.000000985">
            <text:p>0,00000098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4130">
            <text:p>4130</text:p>
          </table:table-cell>
          <table:table-cell office:value-type="float" office:value="4580">
            <text:p>4580</text:p>
          </table:table-cell>
          <table:table-cell office:value-type="float" office:value="990">
            <text:p>990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85">
            <text:p>0,000000985</text:p>
          </table:table-cell>
          <table:table-cell office:value-type="float" office:value="0.000000996">
            <text:p>0,000000996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Everything combined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17"/>
        <table:table-column table:style-name="co2" table:default-cell-style-name="ce11"/>
        <table:table-column table:style-name="co2" table:default-cell-style-name="ce17"/>
        <table:table-column table:style-name="co5" table:default-cell-style-name="Default"/>
        <table:table-column table:style-name="co1" table:default-cell-style-name="ce4"/>
        <table:table-column table:style-name="co2" table:default-cell-style-name="ce8"/>
        <table:table-column table:style-name="co2" table:default-cell-style-name="ce20"/>
        <table:table-column table:style-name="co2" table:default-cell-style-name="ce14"/>
        <table:table-column table:style-name="co2" table:default-cell-style-name="ce21"/>
        <table:table-row table:style-name="ro1">
          <table:table-cell table:style-name="Default" office:value-type="string">
            <text:p>Everything combined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2"/>
          <table:table-cell table:style-name="ce23" office:value-type="string">
            <text:p>Perfect input - 500 training cases</text:p>
          </table:table-cell>
          <table:table-cell table:style-name="ce24"/>
          <table:table-cell table:style-name="ce25"/>
          <table:table-cell/>
          <table:table-cell table:style-name="Default"/>
          <table:table-cell table:style-name="ce22"/>
          <table:table-cell table:style-name="ce23" office:value-type="string">
            <text:p>Drawn input - 500 training cases</text:p>
          </table:table-cell>
          <table:table-cell table:style-name="ce24"/>
          <table:table-cell table:style-name="ce25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  <table:table-cell/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10M38S">
            <text:p>00:10:38</text:p>
          </table:table-cell>
          <table:table-cell table:style-name="ce16" office:value-type="float" office:value="4580">
            <text:p>4580</text:p>
          </table:table-cell>
          <table:table-cell/>
          <table:table-cell table:style-name="ce3" office:value-type="string">
            <text:p>1_1_1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10M04S">
            <text:p>00:10:04</text:p>
          </table:table-cell>
          <table:table-cell table:style-name="ce19" office:value-type="float" office:value="4580">
            <text:p>4580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time" office:time-value="PT00H10M52S">
            <text:p>00:10:52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1_1_2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table:style-name="ce20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18" office:value-type="float" office:value="33">
            <text:p>33</text:p>
          </table:table-cell>
          <table:table-cell table:style-name="ce12" office:value-type="time" office:time-value="PT00H00M15S">
            <text:p>00:00:15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1_1_3</text:p>
          </table:table-cell>
          <table:table-cell table:style-name="ce9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15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10M21S">
            <text:p>00:10:21</text:p>
          </table:table-cell>
          <table:table-cell table:style-name="ce16" office:value-type="float" office:value="4120">
            <text:p>4120</text:p>
          </table:table-cell>
          <table:table-cell/>
          <table:table-cell table:style-name="ce3" office:value-type="string">
            <text:p>1_2_1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10M02S">
            <text:p>00:10:02</text:p>
          </table:table-cell>
          <table:table-cell table:style-name="ce19" office:value-type="float" office:value="4160">
            <text:p>416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02S">
            <text:p>00:10:02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1_2_2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time" office:time-value="PT00H10M30S">
            <text:p>00:10:30</text:p>
          </table:table-cell>
          <table:table-cell table:style-name="ce20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9">
            <text:p>9</text:p>
          </table:table-cell>
          <table:table-cell table:style-name="ce18" office:value-type="float" office:value="31">
            <text:p>31</text:p>
          </table:table-cell>
          <table:table-cell table:style-name="ce12" office:value-type="time" office:time-value="PT00H00M12S">
            <text:p>00:00:12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1_2_3</text:p>
          </table:table-cell>
          <table:table-cell table:style-name="ce9" office:value-type="float" office:value="24">
            <text:p>24</text:p>
          </table:table-cell>
          <table:table-cell table:style-name="ce21" office:value-type="float" office:value="31">
            <text:p>31</text:p>
          </table:table-cell>
          <table:table-cell table:style-name="ce15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10M06S">
            <text:p>00:10:06</text:p>
          </table:table-cell>
          <table:table-cell table:style-name="ce16" office:value-type="float" office:value="4580">
            <text:p>4580</text:p>
          </table:table-cell>
          <table:table-cell/>
          <table:table-cell table:style-name="ce3" office:value-type="string">
            <text:p>2_1_1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10M45S">
            <text:p>00:10:45</text:p>
          </table:table-cell>
          <table:table-cell table:style-name="ce19" office:value-type="float" office:value="4130">
            <text:p>413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2_1_2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time" office:time-value="PT00H10M39S">
            <text:p>00:10:39</text:p>
          </table:table-cell>
          <table:table-cell table:style-name="ce20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18" office:value-type="float" office:value="30">
            <text:p>30</text:p>
          </table:table-cell>
          <table:table-cell table:style-name="ce12" office:value-type="time" office:time-value="PT00H00M12S">
            <text:p>00:00:12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2_1_3</text:p>
          </table:table-cell>
          <table:table-cell table:style-name="ce9" office:value-type="float" office:value="41">
            <text:p>41</text:p>
          </table:table-cell>
          <table:table-cell table:style-name="ce21" office:value-type="float" office:value="32">
            <text:p>32</text:p>
          </table:table-cell>
          <table:table-cell table:style-name="ce15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time" office:time-value="PT00H10M25S">
            <text:p>00:10:25</text:p>
          </table:table-cell>
          <table:table-cell office:value-type="float" office:value="4130">
            <text:p>4130</text:p>
          </table:table-cell>
          <table:table-cell/>
          <table:table-cell office:value-type="string">
            <text:p>2_2_1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46S">
            <text:p>00:10:46</text:p>
          </table:table-cell>
          <table:table-cell table:style-name="ce20" office:value-type="float" office:value="4580">
            <text:p>458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2_2_2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time" office:time-value="PT00H10M22S">
            <text:p>00:10:22</text:p>
          </table:table-cell>
          <table:table-cell table:style-name="ce20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18" office:value-type="float" office:value="35">
            <text:p>35</text:p>
          </table:table-cell>
          <table:table-cell table:style-name="ce12" office:value-type="time" office:time-value="PT00H00M14S">
            <text:p>00:00:14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2_2_3</text:p>
          </table:table-cell>
          <table:table-cell table:style-name="ce9" office:value-type="float" office:value="43">
            <text:p>43</text:p>
          </table:table-cell>
          <table:table-cell table:style-name="ce21" office:value-type="float" office:value="30">
            <text:p>30</text:p>
          </table:table-cell>
          <table:table-cell table:style-name="ce15" office:value-type="time" office:time-value="PT00H00M11S">
            <text:p>00:00:11</text:p>
          </table:table-cell>
          <table:table-cell office:value-type="float" office:value="0">
            <text:p>0</text:p>
          </table:table-cell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2"/>
          <table:table-cell table:style-name="ce23" office:value-type="string">
            <text:p>Perfect input – 100 training cases</text:p>
          </table:table-cell>
          <table:table-cell table:style-name="ce24"/>
          <table:table-cell table:style-name="ce25"/>
          <table:table-cell/>
          <table:table-cell table:style-name="Default"/>
          <table:table-cell table:style-name="ce22"/>
          <table:table-cell table:style-name="ce23" office:value-type="string">
            <text:p>Drawn input - 100 training cases</text:p>
          </table:table-cell>
          <table:table-cell table:style-name="ce24"/>
          <table:table-cell table:style-name="ce25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  <table:table-cell/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02M21S">
            <text:p>00:02:21</text:p>
          </table:table-cell>
          <table:table-cell table:style-name="ce16" office:value-type="float" office:value="990">
            <text:p>990</text:p>
          </table:table-cell>
          <table:table-cell/>
          <table:table-cell table:style-name="ce3" office:value-type="string">
            <text:p>1_1_1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02M27S">
            <text:p>00:02:27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time" office:time-value="PT00H01M28S">
            <text:p>00:01:28</text:p>
          </table:table-cell>
          <table:table-cell office:value-type="float" office:value="0.000000994">
            <text:p>0,000000994</text:p>
          </table:table-cell>
          <table:table-cell/>
          <table:table-cell office:value-type="string">
            <text:p>1_1_2</text:p>
          </table:table-cell>
          <table:table-cell office:value-type="float" office:value="5">
            <text:p>5</text:p>
          </table:table-cell>
          <table:table-cell office:value-type="float" office:value="590">
            <text:p>590</text:p>
          </table:table-cell>
          <table:table-cell office:value-type="time" office:time-value="PT00H01M21S">
            <text:p>00:01:21</text:p>
          </table:table-cell>
          <table:table-cell table:style-name="ce17" office:value-type="float" office:value="0.00000099">
            <text:p>0,00000099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 table:style-name="ce12" office:value-type="time" office:time-value="PT00H00M00S">
            <text:p>00:00:00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1_1_3</text:p>
          </table:table-cell>
          <table:table-cell table:style-name="ce9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15" office:value-type="time" office:time-value="PT00H00M01S">
            <text:p>00:00: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02M22S">
            <text:p>00:02:22</text:p>
          </table:table-cell>
          <table:table-cell table:style-name="ce16" office:value-type="float" office:value="990">
            <text:p>990</text:p>
          </table:table-cell>
          <table:table-cell/>
          <table:table-cell table:style-name="ce3" office:value-type="string">
            <text:p>1_2_1</text:p>
          </table:table-cell>
          <table:table-cell table:style-name="ce7" office:value-type="float" office:value="3">
            <text:p>3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02M21S">
            <text:p>00:02:21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time" office:time-value="PT00H01M30S">
            <text:p>00:01:30</text:p>
          </table:table-cell>
          <table:table-cell office:value-type="float" office:value="0.000000991">
            <text:p>0,000000991</text:p>
          </table:table-cell>
          <table:table-cell/>
          <table:table-cell office:value-type="string">
            <text:p>1_2_2</text:p>
          </table:table-cell>
          <table:table-cell office:value-type="float" office:value="27">
            <text:p>27</text:p>
          </table:table-cell>
          <table:table-cell office:value-type="float" office:value="600">
            <text:p>600</text:p>
          </table:table-cell>
          <table:table-cell office:value-type="time" office:time-value="PT00H01M23S">
            <text:p>00:01:23</text:p>
          </table:table-cell>
          <table:table-cell table:style-name="ce17" office:value-type="float" office:value="0.000000998">
            <text:p>0,000000998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10">
            <text:p>10</text:p>
          </table:table-cell>
          <table:table-cell table:style-name="ce18" office:value-type="float" office:value="13">
            <text:p>13</text:p>
          </table:table-cell>
          <table:table-cell table:style-name="ce12" office:value-type="time" office:time-value="PT00H00M01S">
            <text:p>00:00:01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1_2_3</text:p>
          </table:table-cell>
          <table:table-cell table:style-name="ce9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15" office:value-type="time" office:time-value="PT00H00M00S">
            <text:p>00:00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00">
            <text:p>1000</text:p>
          </table:table-cell>
          <table:table-cell table:style-name="ce10" office:value-type="time" office:time-value="PT00H02M24S">
            <text:p>00:02:24</text:p>
          </table:table-cell>
          <table:table-cell table:style-name="ce16" office:value-type="float" office:value="990">
            <text:p>990</text:p>
          </table:table-cell>
          <table:table-cell/>
          <table:table-cell table:style-name="ce3" office:value-type="string">
            <text:p>2_1_1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1000">
            <text:p>1000</text:p>
          </table:table-cell>
          <table:table-cell table:style-name="ce13" office:value-type="time" office:time-value="PT00H02M15S">
            <text:p>00:02:15</text:p>
          </table:table-cell>
          <table:table-cell table:style-name="ce19" office:value-type="float" office:value="990">
            <text:p>99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10">
            <text:p>10</text:p>
          </table:table-cell>
          <table:table-cell office:value-type="float" office:value="596">
            <text:p>596</text:p>
          </table:table-cell>
          <table:table-cell office:value-type="time" office:time-value="PT00H01M27S">
            <text:p>00:01:27</text:p>
          </table:table-cell>
          <table:table-cell office:value-type="float" office:value="0.000000995">
            <text:p>0,000000995</text:p>
          </table:table-cell>
          <table:table-cell/>
          <table:table-cell office:value-type="string">
            <text:p>2_1_2</text:p>
          </table:table-cell>
          <table:table-cell office:value-type="float" office:value="12">
            <text:p>12</text:p>
          </table:table-cell>
          <table:table-cell office:value-type="float" office:value="596">
            <text:p>596</text:p>
          </table:table-cell>
          <table:table-cell office:value-type="time" office:time-value="PT00H01M22S">
            <text:p>00:01:22</text:p>
          </table:table-cell>
          <table:table-cell table:style-name="ce17" office:value-type="float" office:value="0.000000985">
            <text:p>0,00000098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2" office:value-type="time" office:time-value="PT00H00M01S">
            <text:p>00:00:01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2_1_3</text:p>
          </table:table-cell>
          <table:table-cell table:style-name="ce9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15" office:value-type="time" office:time-value="PT00H00M00S">
            <text:p>00:00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time" office:time-value="PT00H02M38S">
            <text:p>00:02:38</text:p>
          </table:table-cell>
          <table:table-cell office:value-type="float" office:value="990">
            <text:p>990</text:p>
          </table:table-cell>
          <table:table-cell/>
          <table:table-cell office:value-type="string">
            <text:p>2_2_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time" office:time-value="PT00H02M18S">
            <text:p>00:02:18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office:value-type="time" office:time-value="PT00H01M33S">
            <text:p>00:01:33</text:p>
          </table:table-cell>
          <table:table-cell office:value-type="float" office:value="0.000000985">
            <text:p>0,000000985</text:p>
          </table:table-cell>
          <table:table-cell/>
          <table:table-cell office:value-type="string">
            <text:p>2_2_2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time" office:time-value="PT00H01M20S">
            <text:p>00:01:20</text:p>
          </table:table-cell>
          <table:table-cell table:style-name="ce17" office:value-type="float" office:value="0.000000996">
            <text:p>0,000000996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18" office:value-type="float" office:value="12">
            <text:p>12</text:p>
          </table:table-cell>
          <table:table-cell table:style-name="ce12" office:value-type="time" office:time-value="PT00H00M01S">
            <text:p>00:00:01</text:p>
          </table:table-cell>
          <table:table-cell table:style-name="ce18" office:value-type="float" office:value="0">
            <text:p>0</text:p>
          </table:table-cell>
          <table:table-cell/>
          <table:table-cell table:style-name="ce5" office:value-type="string">
            <text:p>2_2_3</text:p>
          </table:table-cell>
          <table:table-cell table:style-name="ce9" office:value-type="float" office:value="29">
            <text:p>29</text:p>
          </table:table-cell>
          <table:table-cell table:style-name="ce21" office:value-type="float" office:value="12">
            <text:p>12</text:p>
          </table:table-cell>
          <table:table-cell table:style-name="ce15" office:value-type="time" office:time-value="PT00H00M01S">
            <text:p>00:00:0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4-10-2014</text:date>, <text:time>20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 lima</meta:initial-creator>
    <meta:creation-date>2014-10-13T23:12:27.20</meta:creation-date>
    <dc:date>2014-10-14T20:34:36.89</dc:date>
    <dc:creator>ac lima</dc:creator>
    <meta:editing-duration>PT21H6M27S</meta:editing-duration>
    <meta:editing-cycles>75</meta:editing-cycles>
    <meta:generator>OpenOffice/4.1.0$Win32 OpenOffice.org_project/410m18$Build-9764</meta:generator>
    <meta:document-statistic meta:table-count="5" meta:cell-count="5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45cm" svg:height="14.613cm" xlink:href=".." xlink:type="simple" chart:class="chart:line" chart:style-name="ch1">
        <chart:title svg:x="9.847cm" svg:y="0.428cm" chart:style-name="ch2">
          <text:p>Correctly Classified</text:p>
        </chart:title>
        <chart:legend chart:legend-position="end" svg:x="19.47cm" svg:y="6.208cm" style:legend-expansion="high" chart:style-name="ch3"/>
        <chart:plot-area chart:style-name="ch4" table:cell-range-address="'Correctly Classified'.A3:'Correctly Classified'.E14 'Correctly Classified'.B2:'Correctly Classified'.E2" chart:data-source-has-labels="both" svg:x="0.922cm" svg:y="2.083cm" svg:width="17.604cm" svg:height="11.818cm">
          <chartooo:coordinate-region svg:x="1.543cm" svg:y="2.295cm" svg:width="16.983cm" svg:height="10.933cm"/>
          <chart:axis chart:dimension="x" chart:name="primary-x" chart:style-name="ch5" chartooo:axis-type="auto">
            <chartooo:date-scale/>
            <chart:categories table:cell-range-address="'Correctly Classified'.A4:'Correctly Classified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ctly Classified'.B3:'Correctly Classified'.B14" chart:label-cell-address="'Correctly Classified'.B2:'Correctly Classified'.B2" chart:class="chart:line">
            <chart:data-point chart:repeated="12"/>
          </chart:series>
          <chart:series chart:style-name="ch8" chart:values-cell-range-address="'Correctly Classified'.C3:'Correctly Classified'.C14" chart:label-cell-address="'Correctly Classified'.C2:'Correctly Classified'.C2" chart:class="chart:line">
            <chart:data-point chart:repeated="12"/>
          </chart:series>
          <chart:series chart:style-name="ch9" chart:values-cell-range-address="'Correctly Classified'.D3:'Correctly Classified'.D14" chart:label-cell-address="'Correctly Classified'.D2:'Correctly Classified'.D2" chart:class="chart:line">
            <chart:data-point chart:repeated="12"/>
          </chart:series>
          <chart:series chart:style-name="ch10" chart:values-cell-range-address="'Correctly Classified'.E3:'Correctly Classified'.E14" chart:label-cell-address="'Correctly Classified'.E2:'Correctly Classified'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'Correctly Classified'.B2:'Correctly Classified'.B2</svg:desc>
                </draw:g>
              </table:table-cell>
              <table:table-cell office:value-type="string">
                <text:p>drawn input – 500</text:p>
                <draw:g>
                  <svg:desc>'Correctly Classified'.C2:'Correctly Classified'.C2</svg:desc>
                </draw:g>
              </table:table-cell>
              <table:table-cell office:value-type="string">
                <text:p>perfect input – 100</text:p>
                <draw:g>
                  <svg:desc>'Correctly Classified'.D2:'Correctly Classified'.D2</svg:desc>
                </draw:g>
              </table:table-cell>
              <table:table-cell office:value-type="string">
                <text:p>drawn input – 100</text:p>
                <draw:g>
                  <svg:desc>'Correctly Classified'.E2:'Correctly Classifie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'Correctly Classified'.A4:'Correctly Classified'.A14</svg:desc>
                </draw:g>
              </table:table-cell>
              <table:table-cell office:value-type="float" office:value="1">
                <text:p>1</text:p>
                <draw:g>
                  <svg:desc>'Correctly Classified'.B3:'Correctly Classified'.B14</svg:desc>
                </draw:g>
              </table:table-cell>
              <table:table-cell office:value-type="float" office:value="5">
                <text:p>5</text:p>
                <draw:g>
                  <svg:desc>'Correctly Classified'.C3:'Correctly Classified'.C14</svg:desc>
                </draw:g>
              </table:table-cell>
              <table:table-cell office:value-type="float" office:value="1">
                <text:p>1</text:p>
                <draw:g>
                  <svg:desc>'Correctly Classified'.D3:'Correctly Classified'.D14</svg:desc>
                </draw:g>
              </table:table-cell>
              <table:table-cell office:value-type="float" office:value="5">
                <text:p>5</text:p>
                <draw:g>
                  <svg:desc>'Correctly Classified'.E3:'Correctly Classified'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4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71cm" svg:height="14.641cm" xlink:href=".." xlink:type="simple" chart:class="chart:line" chart:style-name="ch1">
        <chart:title svg:x="11.289cm" svg:y="0.428cm" chart:style-name="ch2">
          <text:p>Time</text:p>
        </chart:title>
        <chart:legend chart:legend-position="end" svg:x="19.496cm" svg:y="6.222cm" style:legend-expansion="high" chart:style-name="ch3"/>
        <chart:plot-area chart:style-name="ch4" table:cell-range-address="Time.A3:Time.E14 Time.B2:Time.E2" chart:data-source-has-labels="both" svg:x="0.923cm" svg:y="2.083cm" svg:width="17.627cm" svg:height="11.846cm">
          <chartooo:coordinate-region svg:x="2.497cm" svg:y="2.295cm" svg:width="16.053cm" svg:height="10.961cm"/>
          <chart:axis chart:dimension="x" chart:name="primary-x" chart:style-name="ch5" chartooo:axis-type="auto">
            <chartooo:date-scale/>
            <chart:categories table:cell-range-address="Time.A4:Time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14" chart:label-cell-address="Time.B2:Time.B2" chart:class="chart:line">
            <chart:data-point chart:repeated="12"/>
          </chart:series>
          <chart:series chart:style-name="ch9" chart:values-cell-range-address="Time.C3:Time.C14" chart:label-cell-address="Time.C2:Time.C2" chart:class="chart:line">
            <chart:data-point chart:repeated="12"/>
          </chart:series>
          <chart:series chart:style-name="ch10" chart:values-cell-range-address="Time.D3:Time.D14" chart:label-cell-address="Time.D2:Time.D2" chart:class="chart:line">
            <chart:data-point chart:repeated="12"/>
          </chart:series>
          <chart:series chart:style-name="ch11" chart:values-cell-range-address="Time.E3:Time.E14" chart:label-cell-address="Time.E2:Time.E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Time.B2:Time.B2</svg:desc>
                </draw:g>
              </table:table-cell>
              <table:table-cell office:value-type="string">
                <text:p>drawn input – 500</text:p>
                <draw:g>
                  <svg:desc>Time.C2:Time.C2</svg:desc>
                </draw:g>
              </table:table-cell>
              <table:table-cell office:value-type="string">
                <text:p>perfect input – 100</text:p>
                <draw:g>
                  <svg:desc>Time.D2:Time.D2</svg:desc>
                </draw:g>
              </table:table-cell>
              <table:table-cell office:value-type="string">
                <text:p>drawn input – 100</text:p>
                <draw:g>
                  <svg:desc>Time.E2:Tim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Time.A4:Time.A14</svg:desc>
                </draw:g>
              </table:table-cell>
              <table:table-cell office:value-type="float" office:value="0.00738425925925926">
                <text:p>0.00738425925925926</text:p>
                <draw:g>
                  <svg:desc>Time.B3:Time.B14</svg:desc>
                </draw:g>
              </table:table-cell>
              <table:table-cell office:value-type="float" office:value="0.00699074074074074">
                <text:p>0.00699074074074074</text:p>
                <draw:g>
                  <svg:desc>Time.C3:Time.C14</svg:desc>
                </draw:g>
              </table:table-cell>
              <table:table-cell office:value-type="float" office:value="0.00163194444444444">
                <text:p>0.00163194444444444</text:p>
                <draw:g>
                  <svg:desc>Time.D3:Time.D14</svg:desc>
                </draw:g>
              </table:table-cell>
              <table:table-cell office:value-type="float" office:value="0.00170138888888889">
                <text:p>0.00170138888888889</text:p>
                <draw:g>
                  <svg:desc>Time.E3:Time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0.0009375">
                <text:p>0.0009375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">
                <text:p>0</text:p>
              </table:table-cell>
              <table:table-cell office:value-type="float" office:value="0.0000115740740740741">
                <text:p>0.0000115740740740741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0.0071875">
                <text:p>0.0071875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0.00163194444444444">
                <text:p>0.00163194444444444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0.000960648148148148">
                <text:p>0.000960648148148148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5625">
                <text:p>0.0015625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0.00100694444444444">
                <text:p>0.00100694444444444</text:p>
              </table:table-cell>
              <table:table-cell office:value-type="float" office:value="0.000949074074074074">
                <text:p>0.000949074074074074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0.00159722222222222">
                <text:p>0.00159722222222222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0.00107638888888889">
                <text:p>0.00107638888888889</text:p>
              </table:table-cell>
              <table:table-cell office:value-type="float" office:value="0.000925925925925926">
                <text:p>0.000925925925925926</text:p>
              </table:table-cell>
            </table:table-row>
            <table:table-row>
              <table:table-cell office:value-type="string"/>
              <table:table-cell office:value-type="float" office:value="0.000162037037037037">
                <text:p>0.000162037037037037</text:p>
              </table:table-cell>
              <table:table-cell office:value-type="float" office:value="0.000127314814814815">
                <text:p>0.000127314814814815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.0000115740740740741">
                <text:p>0.0000115740740740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01cm" svg:height="14.669cm" xlink:href=".." xlink:type="simple" chart:class="chart:line" chart:style-name="ch1">
        <chart:title svg:x="10.51cm" svg:y="0.429cm" chart:style-name="ch2">
          <text:p>Performance</text:p>
        </chart:title>
        <chart:legend chart:legend-position="end" svg:x="19.526cm" svg:y="6.236cm" style:legend-expansion="high" chart:style-name="ch3"/>
        <chart:plot-area chart:style-name="ch4" table:cell-range-address="Performance.A3:Performance.E14 Performance.B2:Performance.E2" chart:data-source-has-labels="both" svg:x="0.924cm" svg:y="2.087cm" svg:width="17.654cm" svg:height="11.869cm">
          <chartooo:coordinate-region svg:x="1.916cm" svg:y="2.299cm" svg:width="16.662cm" svg:height="10.984cm"/>
          <chart:axis chart:dimension="x" chart:name="primary-x" chart:style-name="ch5" chartooo:axis-type="auto">
            <chartooo:date-scale/>
            <chart:categories table:cell-range-address="Performance.A4:Performance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3:Performance.B14" chart:label-cell-address="Performance.B2:Performance.B2" chart:class="chart:line">
            <chart:data-point chart:repeated="12"/>
          </chart:series>
          <chart:series chart:style-name="ch8" chart:values-cell-range-address="Performance.C3:Performance.C14" chart:label-cell-address="Performance.C2:Performance.C2" chart:class="chart:line">
            <chart:data-point chart:repeated="12"/>
          </chart:series>
          <chart:series chart:style-name="ch9" chart:values-cell-range-address="Performance.D3:Performance.D14" chart:label-cell-address="Performance.D2:Performance.D2" chart:class="chart:line">
            <chart:data-point chart:repeated="12"/>
          </chart:series>
          <chart:series chart:style-name="ch10" chart:values-cell-range-address="Performance.E3:Performance.E14" chart:label-cell-address="Performance.E2:Performance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Performance.B2:Performance.B2</svg:desc>
                </draw:g>
              </table:table-cell>
              <table:table-cell office:value-type="string">
                <text:p>drawn input – 500</text:p>
                <draw:g>
                  <svg:desc>Performance.C2:Performance.C2</svg:desc>
                </draw:g>
              </table:table-cell>
              <table:table-cell office:value-type="string">
                <text:p>perfect input – 100</text:p>
                <draw:g>
                  <svg:desc>Performance.D2:Performance.D2</svg:desc>
                </draw:g>
              </table:table-cell>
              <table:table-cell office:value-type="string">
                <text:p>drawn input – 100</text:p>
                <draw:g>
                  <svg:desc>Performance.E2:Performanc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Performance.A4:Performance.A14</svg:desc>
                </draw:g>
              </table:table-cell>
              <table:table-cell office:value-type="float" office:value="4580">
                <text:p>4580</text:p>
                <draw:g>
                  <svg:desc>Performance.B3:Performance.B14</svg:desc>
                </draw:g>
              </table:table-cell>
              <table:table-cell office:value-type="float" office:value="4580">
                <text:p>4580</text:p>
                <draw:g>
                  <svg:desc>Performance.C3:Performance.C14</svg:desc>
                </draw:g>
              </table:table-cell>
              <table:table-cell office:value-type="float" office:value="990">
                <text:p>990</text:p>
                <draw:g>
                  <svg:desc>Performance.D3:Performance.D14</svg:desc>
                </draw:g>
              </table:table-cell>
              <table:table-cell office:value-type="float" office:value="990">
                <text:p>990</text:p>
                <draw:g>
                  <svg:desc>Performance.E3:Performance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0000994">
                <text:p>0.000000994</text:p>
              </table:table-cell>
              <table:table-cell office:value-type="float" office:value="0.00000099">
                <text:p>0.00000099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4120">
                <text:p>4120</text:p>
              </table:table-cell>
              <table:table-cell office:value-type="float" office:value="4160">
                <text:p>416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000000998">
                <text:p>0.000000998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4580">
                <text:p>4580</text:p>
              </table:table-cell>
              <table:table-cell office:value-type="float" office:value="4130">
                <text:p>413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95">
                <text:p>0.000000995</text:p>
              </table:table-cell>
              <table:table-cell office:value-type="float" office:value="0.000000985">
                <text:p>0.000000985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4130">
                <text:p>4130</text:p>
              </table:table-cell>
              <table:table-cell office:value-type="float" office:value="4580">
                <text:p>458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85">
                <text:p>0.000000985</text:p>
              </table:table-cell>
              <table:table-cell office:value-type="float" office:value="0.000000996">
                <text:p>0.0000009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71cm" svg:height="14.669cm" xlink:href=".." xlink:type="simple" chart:class="chart:line" chart:style-name="ch1">
        <chart:title svg:x="11.024cm" svg:y="0.429cm" chart:style-name="ch2">
          <text:p>Epochs</text:p>
        </chart:title>
        <chart:legend chart:legend-position="end" svg:x="19.496cm" svg:y="6.236cm" style:legend-expansion="high" chart:style-name="ch3"/>
        <chart:plot-area chart:style-name="ch4" table:cell-range-address="Epochs.A3:Epochs.E14 Epochs.B2:Epochs.E2" chart:data-source-has-labels="both" svg:x="0.923cm" svg:y="2.087cm" svg:width="17.627cm" svg:height="11.869cm">
          <chartooo:coordinate-region svg:x="1.915cm" svg:y="2.299cm" svg:width="16.635cm" svg:height="10.984cm"/>
          <chart:axis chart:dimension="x" chart:name="primary-x" chart:style-name="ch5" chartooo:axis-type="auto">
            <chartooo:date-scale/>
            <chart:categories table:cell-range-address="Epochs.A4:Epoch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pochs.B3:Epochs.B14" chart:label-cell-address="Epochs.B2:Epochs.B2" chart:class="chart:line">
            <chart:data-point chart:repeated="12"/>
          </chart:series>
          <chart:series chart:style-name="ch8" chart:values-cell-range-address="Epochs.C3:Epochs.C14" chart:label-cell-address="Epochs.C2:Epochs.C2" chart:class="chart:line">
            <chart:data-point chart:repeated="12"/>
          </chart:series>
          <chart:series chart:style-name="ch9" chart:values-cell-range-address="Epochs.D3:Epochs.D14" chart:label-cell-address="Epochs.D2:Epochs.D2" chart:class="chart:line">
            <chart:data-point chart:repeated="12"/>
          </chart:series>
          <chart:series chart:style-name="ch10" chart:values-cell-range-address="Epochs.E3:Epochs.E14" chart:label-cell-address="Epochs.E2:Epochs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Epochs.B2:Epochs.B2</svg:desc>
                </draw:g>
              </table:table-cell>
              <table:table-cell office:value-type="string">
                <text:p>drawn input – 500</text:p>
                <draw:g>
                  <svg:desc>Epochs.C2:Epochs.C2</svg:desc>
                </draw:g>
              </table:table-cell>
              <table:table-cell office:value-type="string">
                <text:p>perfect input – 100</text:p>
                <draw:g>
                  <svg:desc>Epochs.D2:Epochs.D2</svg:desc>
                </draw:g>
              </table:table-cell>
              <table:table-cell office:value-type="string">
                <text:p>drawn input – 100</text:p>
                <draw:g>
                  <svg:desc>Epochs.E2:Epoch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Epochs.A4:Epochs.A14</svg:desc>
                </draw:g>
              </table:table-cell>
              <table:table-cell office:value-type="float" office:value="1000">
                <text:p>1000</text:p>
                <draw:g>
                  <svg:desc>Epochs.B3:Epochs.B14</svg:desc>
                </draw:g>
              </table:table-cell>
              <table:table-cell office:value-type="float" office:value="1000">
                <text:p>1000</text:p>
                <draw:g>
                  <svg:desc>Epochs.C3:Epochs.C14</svg:desc>
                </draw:g>
              </table:table-cell>
              <table:table-cell office:value-type="float" office:value="1000">
                <text:p>1000</text:p>
                <draw:g>
                  <svg:desc>Epochs.D3:Epochs.D14</svg:desc>
                </draw:g>
              </table:table-cell>
              <table:table-cell office:value-type="float" office:value="1000">
                <text:p>1000</text:p>
                <draw:g>
                  <svg:desc>Epochs.E3:Epochs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2">
                <text:p>6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1">
                <text:p>60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